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Preformatted_20_Text">
      <style:paragraph-properties fo:margin-top="0in" fo:margin-bottom="0.1965in" loext:contextual-spacing="false" fo:text-align="center" style:justify-single-word="false"/>
      <style:text-properties officeooo:rsid="0026a322" officeooo:paragraph-rsid="002e9b31"/>
    </style:style>
    <style:style style:name="P3" style:family="paragraph" style:parent-style-name="Preformatted_20_Text">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2pt" style:font-size-asian="12pt" style:font-size-complex="12pt"/>
    </style:style>
    <style:style style:name="P4" style:family="paragraph" style:parent-style-name="Preformatted_20_Text">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3pt" officeooo:paragraph-rsid="001e0e36" style:font-size-asian="13pt" style:font-size-complex="13pt"/>
    </style:style>
    <style:style style:name="P5" style:family="paragraph" style:parent-style-name="Preformatted_20_Text">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3pt" style:font-size-asian="13pt" style:font-size-complex="13pt"/>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10b3a4" officeooo:paragraph-rsid="0010b3a4" style:font-size-asian="12pt" style:font-weight-asian="normal" style:font-size-complex="12pt" style:font-weight-complex="normal"/>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3pt" fo:font-weight="bold" officeooo:rsid="001fdf07" officeooo:paragraph-rsid="0021cd94" style:font-size-asian="11.3500003814697pt" style:font-weight-asian="bold" style:font-size-complex="13pt" style:font-weight-complex="bold"/>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3pt" fo:font-weight="bold" officeooo:rsid="0021cd94" officeooo:paragraph-rsid="0021cd94" style:font-size-asian="11.3500003814697pt" style:font-weight-asian="bold" style:font-size-complex="13pt" style:font-weight-complex="bold"/>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3pt" fo:font-weight="normal" officeooo:rsid="0010b3a4" officeooo:paragraph-rsid="0010b3a4" style:font-size-asian="13pt" style:font-weight-asian="normal" style:font-size-complex="13pt" style:font-weight-complex="normal"/>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3pt" fo:font-weight="normal" officeooo:rsid="0026c8f1" officeooo:paragraph-rsid="002e9b31" style:font-size-asian="13pt" style:font-weight-asian="normal" style:font-size-complex="13pt" style:font-weight-complex="normal"/>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3pt" officeooo:paragraph-rsid="001d03f7" style:font-size-asian="13pt" style:font-size-complex="13pt"/>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fo:font-size="12pt" officeooo:paragraph-rsid="0023820c" style:font-size-asian="12pt" style:font-size-complex="12pt"/>
    </style:style>
    <style:style style:name="P13" style:family="paragraph" style:parent-style-name="Standard">
      <style:paragraph-properties fo:text-align="justify" style:justify-single-word="false"/>
      <style:text-properties style:font-name="Liberation Serif" fo:font-size="12pt" fo:font-weight="normal" officeooo:rsid="001d03f7" officeooo:paragraph-rsid="001d03f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10b3a4" officeooo:paragraph-rsid="0010b3a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10b3a4" officeooo:paragraph-rsid="0010b3a4"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20pt" fo:font-weight="bold" officeooo:rsid="0010b3a4" officeooo:paragraph-rsid="0010b3a4" style:font-size-asian="20pt" style:font-weight-asian="bold" style:font-size-complex="20pt" style:font-weight-complex="bold"/>
    </style:style>
    <style:style style:name="P17" style:family="paragraph" style:parent-style-name="Standard">
      <style:paragraph-properties fo:text-align="justify" style:justify-single-word="false"/>
      <style:text-properties style:font-name="Liberation Serif" fo:font-size="18pt" fo:font-weight="bold" officeooo:rsid="0010b3a4" officeooo:paragraph-rsid="0010b3a4" style:font-size-asian="18pt" style:font-weight-asian="bold" style:font-size-complex="18pt" style:font-weight-complex="bold"/>
    </style:style>
    <style:style style:name="P18" style:family="paragraph" style:parent-style-name="Standard">
      <style:paragraph-properties fo:text-align="justify" style:justify-single-word="false"/>
      <style:text-properties style:font-name="Liberation Serif" fo:font-size="16pt" fo:font-weight="bold" officeooo:rsid="00167d39" officeooo:paragraph-rsid="00167d39" style:font-size-asian="16pt" style:font-weight-asian="bold" style:font-size-complex="16pt" style:font-weight-complex="bold"/>
    </style:style>
    <style:style style:name="P19" style:family="paragraph" style:parent-style-name="Standard">
      <style:paragraph-properties fo:text-align="justify" style:justify-single-word="false"/>
      <style:text-properties style:font-name="Liberation Serif" fo:font-size="13pt" fo:font-weight="bold" officeooo:rsid="001fdf07" officeooo:paragraph-rsid="001fdf07" style:font-size-asian="11.3500003814697pt" style:font-weight-asian="bold" style:font-size-complex="13pt" style:font-weight-complex="bold"/>
    </style:style>
    <style:style style:name="P20" style:family="paragraph" style:parent-style-name="Standard">
      <style:paragraph-properties fo:text-align="justify" style:justify-single-word="false"/>
      <style:text-properties style:font-name="Liberation Serif" fo:font-size="13pt" fo:font-weight="bold" officeooo:rsid="00167d39" officeooo:paragraph-rsid="00167d39" style:font-size-asian="13pt" style:font-weight-asian="bold" style:font-size-complex="13pt" style:font-weight-complex="bold"/>
    </style:style>
    <style:style style:name="P21" style:family="paragraph" style:parent-style-name="Standard">
      <style:paragraph-properties fo:text-align="justify" style:justify-single-word="false"/>
      <style:text-properties style:font-name="Liberation Serif" fo:font-size="13pt" officeooo:paragraph-rsid="0010b3a4" style:font-size-asian="13pt" style:font-size-complex="13pt"/>
    </style:style>
    <style:style style:name="P22" style:family="paragraph" style:parent-style-name="Standard">
      <style:paragraph-properties fo:text-align="justify" style:justify-single-word="false"/>
      <style:text-properties style:font-name="Liberation Serif" fo:font-size="13pt" fo:font-weight="normal" officeooo:rsid="0016f776" officeooo:paragraph-rsid="0016f776"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style:font-name="Liberation Serif" fo:font-size="13pt" fo:font-weight="normal" officeooo:rsid="001d03f7" officeooo:paragraph-rsid="001d03f7" style:font-size-asian="13pt" style:font-weight-asian="normal" style:font-size-complex="13pt" style:font-weight-complex="normal"/>
    </style:style>
    <style:style style:name="P24" style:family="paragraph" style:parent-style-name="Standard">
      <style:paragraph-properties fo:margin-top="0.0398in" fo:margin-bottom="0.0398in" loext:contextual-spacing="false" fo:text-align="justify" style:justify-single-word="false"/>
      <style:text-properties fo:font-size="14pt" fo:font-weight="normal" officeooo:rsid="00125534" officeooo:paragraph-rsid="00125534" style:font-size-asian="14pt" style:font-weight-asian="normal" style:font-size-complex="14pt" style:font-weight-complex="normal"/>
    </style:style>
    <style:style style:name="P25" style:family="paragraph" style:parent-style-name="Standard">
      <style:paragraph-properties fo:margin-top="0.0398in" fo:margin-bottom="0.0398in" loext:contextual-spacing="false" fo:text-align="justify" style:justify-single-word="false"/>
      <style:text-properties fo:font-size="14pt" fo:font-weight="normal" officeooo:rsid="0023820c" officeooo:paragraph-rsid="0023820c" style:font-size-asian="14pt" style:font-weight-asian="normal" style:font-size-complex="14pt" style:font-weight-complex="normal"/>
    </style:style>
    <style:style style:name="P26" style:family="paragraph" style:parent-style-name="Standard">
      <style:paragraph-properties fo:margin-top="0.0398in" fo:margin-bottom="0.0398in" loext:contextual-spacing="false" fo:text-align="justify" style:justify-single-word="false"/>
      <style:text-properties style:font-name="Liberation Serif" fo:font-size="14pt" fo:font-weight="bold" officeooo:rsid="00125534" officeooo:paragraph-rsid="00125534" style:font-size-asian="14pt" style:font-weight-asian="bold" style:font-size-complex="14pt" style:font-weight-complex="bold"/>
    </style:style>
    <style:style style:name="P27" style:family="paragraph" style:parent-style-name="Preformatted_20_Text">
      <style:paragraph-properties fo:margin-top="0in" fo:margin-bottom="0.1965in" loext:contextual-spacing="false" fo:text-align="center" style:justify-single-word="false"/>
      <style:text-properties style:text-position="super 58%" officeooo:rsid="0026a322" officeooo:paragraph-rsid="002e9b31"/>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10b3a4" officeooo:paragraph-rsid="002e9b31" style:font-size-asian="12pt" style:font-weight-asian="normal" style:font-size-complex="12pt" style:font-weight-complex="normal"/>
    </style:style>
    <style:style style:name="P2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2pt" fo:font-style="normal" fo:font-weight="normal" officeooo:rsid="002fd1b9" officeooo:paragraph-rsid="002fd1b9" style:font-size-asian="12pt" style:font-style-asian="normal" style:font-weight-asian="normal" style:font-size-complex="12pt" style:font-style-complex="normal" style:font-weight-complex="normal"/>
    </style:style>
    <style:style style:name="P3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2pt" fo:font-style="normal" fo:font-weight="normal" officeooo:rsid="002fd1b9" officeooo:paragraph-rsid="00303e69"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style:font-name="Liberation Serif" fo:font-size="12pt" fo:font-style="normal" fo:font-weight="normal" officeooo:rsid="00338181" officeooo:paragraph-rsid="00338181" style:font-size-asian="12pt" style:font-style-asian="normal" style:font-weight-asian="normal" style:font-size-complex="12pt" style:font-style-complex="normal" style:font-weight-complex="normal"/>
    </style:style>
    <style:style style:name="P32" style:family="paragraph" style:parent-style-name="Standard">
      <style:paragraph-properties fo:margin-top="0.0398in" fo:margin-bottom="0.0398in" loext:contextual-spacing="false" fo:text-align="justify" style:justify-single-word="false"/>
      <style:text-properties style:font-name="Liberation Serif" fo:font-size="14pt" fo:font-style="italic" fo:font-weight="normal" officeooo:rsid="0023820c" officeooo:paragraph-rsid="0023820c" style:font-size-asian="14pt" style:font-style-asian="italic" style:font-weight-asian="normal" style:font-size-complex="14pt" style:font-style-complex="italic" style:font-weight-complex="normal"/>
    </style:style>
    <style:style style:name="P33" style:family="paragraph" style:parent-style-name="Standard">
      <style:paragraph-properties fo:margin-top="0.0398in" fo:margin-bottom="0.0398in" loext:contextual-spacing="false" fo:text-align="justify" style:justify-single-word="false"/>
      <style:text-properties style:font-name="Liberation Serif" fo:font-size="14pt" fo:font-style="italic" fo:font-weight="normal" officeooo:rsid="00125534" officeooo:paragraph-rsid="00125534" style:font-size-asian="14pt" style:font-style-asian="italic" style:font-weight-asian="normal" style:font-size-complex="14pt" style:font-style-complex="italic" style:font-weight-complex="normal"/>
    </style:style>
    <style:style style:name="P34" style:family="paragraph" style:parent-style-name="Standard">
      <style:paragraph-properties fo:margin-top="0.0398in" fo:margin-bottom="0.0398in" loext:contextual-spacing="false" fo:text-align="justify" style:justify-single-word="false"/>
      <style:text-properties fo:font-size="14pt" fo:font-weight="normal" officeooo:rsid="0026a322" officeooo:paragraph-rsid="0026a322" style:font-size-asian="14pt" style:font-weight-asian="normal" style:font-size-complex="14pt" style:font-weight-complex="normal"/>
    </style:style>
    <style:style style:name="P35" style:family="paragraph" style:parent-style-name="Standard">
      <style:paragraph-properties fo:margin-top="0.0398in" fo:margin-bottom="0.0398in" loext:contextual-spacing="false" fo:text-align="justify" style:justify-single-word="false"/>
      <style:text-properties fo:font-size="14pt" fo:font-weight="normal" officeooo:rsid="003270c3" officeooo:paragraph-rsid="003270c3" style:font-size-asian="14pt" style:font-weight-asian="normal" style:font-size-complex="14pt" style:font-weight-complex="normal"/>
    </style:style>
    <style:style style:name="T1" style:family="text">
      <style:text-properties style:text-position="super 58%"/>
    </style:style>
    <style:style style:name="T2" style:family="text">
      <style:text-properties style:text-position="super 58%" style:text-underline-style="none" fo:font-weight="normal" officeooo:rsid="001207b2" style:font-weight-asian="normal" style:font-weight-complex="normal"/>
    </style:style>
    <style:style style:name="T3" style:family="text">
      <style:text-properties style:text-position="super 58%" officeooo:rsid="0022a289"/>
    </style:style>
    <style:style style:name="T4" style:family="text">
      <style:text-properties style:text-position="super 58%" officeooo:rsid="00303e69"/>
    </style:style>
    <style:style style:name="T5" style:family="text">
      <style:text-properties style:text-position="super 58%" officeooo:rsid="0031d169"/>
    </style:style>
    <style:style style:name="T6" style:family="text">
      <style:text-properties fo:font-style="italic" style:font-style-asian="italic" style:font-style-complex="italic"/>
    </style:style>
    <style:style style:name="T7" style:family="text">
      <style:text-properties fo:font-style="italic" officeooo:rsid="001b7537" style:font-style-asian="italic" style:font-style-complex="italic"/>
    </style:style>
    <style:style style:name="T8" style:family="text">
      <style:text-properties fo:font-style="italic" officeooo:rsid="0018c80f" style:font-style-asian="italic" style:font-style-complex="italic"/>
    </style:style>
    <style:style style:name="T9" style:family="text">
      <style:text-properties fo:font-style="italic" officeooo:rsid="001d03f7" style:font-style-asian="italic" style:font-style-complex="italic"/>
    </style:style>
    <style:style style:name="T10" style:family="text">
      <style:text-properties fo:font-style="italic" officeooo:rsid="002b67ca" style:font-style-asian="italic" style:font-style-complex="italic"/>
    </style:style>
    <style:style style:name="T11" style:family="text">
      <style:text-properties fo:font-style="italic" officeooo:rsid="002d429b"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text-underline-style="none" fo:font-weight="bold" officeooo:rsid="001e0e36" style:font-style-asian="italic" style:font-weight-asian="bold" style:font-style-complex="italic" style:font-weight-complex="bold"/>
    </style:style>
    <style:style style:name="T14" style:family="text">
      <style:text-properties fo:font-style="normal" officeooo:rsid="002b67ca" style:font-style-asian="normal" style:font-style-complex="normal"/>
    </style:style>
    <style:style style:name="T15" style:family="text">
      <style:text-properties fo:font-style="normal" officeooo:rsid="002d429b" style:font-style-asian="normal" style:font-style-complex="normal"/>
    </style:style>
    <style:style style:name="T16" style:family="text">
      <style:text-properties officeooo:rsid="0018c80f"/>
    </style:style>
    <style:style style:name="T17" style:family="text">
      <style:text-properties officeooo:rsid="0019b41a"/>
    </style:style>
    <style:style style:name="T18" style:family="text">
      <style:text-properties officeooo:rsid="001b7537"/>
    </style:style>
    <style:style style:name="T19" style:family="text">
      <style:text-properties officeooo:rsid="001d03f7"/>
    </style:style>
    <style:style style:name="T20" style:family="text">
      <style:text-properties officeooo:rsid="001e0e36"/>
    </style:style>
    <style:style style:name="T21" style:family="text">
      <style:text-properties style:font-name="Liberation Serif"/>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style="italic" officeooo:rsid="0023820c" style:font-style-asian="italic" style:font-style-complex="italic"/>
    </style:style>
    <style:style style:name="T24" style:family="text">
      <style:text-properties style:font-name="Liberation Serif" fo:font-style="italic" officeooo:rsid="0026a322" style:font-style-asian="italic" style:font-style-complex="italic"/>
    </style:style>
    <style:style style:name="T25" style:family="text">
      <style:text-properties style:font-name="Liberation Serif" officeooo:rsid="0023820c"/>
    </style:style>
    <style:style style:name="T26" style:family="text">
      <style:text-properties style:font-name="Liberation Serif" fo:font-size="13pt" fo:font-weight="normal" officeooo:rsid="0023820c" style:font-size-asian="13pt" style:font-weight-asian="normal" style:font-size-complex="13pt" style:font-weight-complex="normal"/>
    </style:style>
    <style:style style:name="T27" style:family="text">
      <style:text-properties style:font-name="Liberation Serif" fo:font-size="13pt" fo:font-weight="normal" officeooo:rsid="00254f39" style:font-size-asian="13pt" style:font-weight-asian="normal" style:font-size-complex="13pt" style:font-weight-complex="normal"/>
    </style:style>
    <style:style style:name="T28" style:family="text">
      <style:text-properties style:font-name="Liberation Serif" fo:font-size="13pt" fo:font-weight="normal" officeooo:rsid="0025bf60" style:font-size-asian="13pt" style:font-weight-asian="normal" style:font-size-complex="13pt" style:font-weight-complex="normal"/>
    </style:style>
    <style:style style:name="T29" style:family="text">
      <style:text-properties style:font-name="Liberation Serif" fo:font-size="13pt" fo:font-weight="normal" officeooo:rsid="0026c8f1" style:font-size-asian="13pt" style:font-weight-asian="normal" style:font-size-complex="13pt" style:font-weight-complex="normal"/>
    </style:style>
    <style:style style:name="T30" style:family="text">
      <style:text-properties style:font-name="Liberation Serif" fo:font-weight="normal" officeooo:rsid="0023820c" style:font-weight-asian="normal" style:font-weight-complex="normal"/>
    </style:style>
    <style:style style:name="T31" style:family="text">
      <style:text-properties officeooo:rsid="0021cd94"/>
    </style:style>
    <style:style style:name="T32" style:family="text">
      <style:text-properties officeooo:rsid="002b67ca"/>
    </style:style>
    <style:style style:name="T33" style:family="text">
      <style:text-properties officeooo:rsid="002d429b"/>
    </style:style>
    <style:style style:name="T34" style:family="text">
      <style:text-properties officeooo:rsid="002e03e5"/>
    </style:style>
    <style:style style:name="T35" style:family="text">
      <style:text-properties officeooo:rsid="002e9b31"/>
    </style:style>
    <style:style style:name="T36" style:family="text">
      <style:text-properties fo:font-weight="normal" officeooo:rsid="0010b3a4" style:font-weight-asian="normal" style:font-weight-complex="normal"/>
    </style:style>
    <style:style style:name="T37" style:family="text">
      <style:text-properties fo:font-weight="normal" officeooo:rsid="001207b2" style:font-weight-asian="normal" style:font-weight-complex="normal"/>
    </style:style>
    <style:style style:name="T38" style:family="text">
      <style:text-properties fo:font-weight="normal" officeooo:rsid="0014ecda" style:font-weight-asian="normal" style:font-weight-complex="normal"/>
    </style:style>
    <style:style style:name="T39" style:family="text">
      <style:text-properties fo:font-weight="normal" officeooo:rsid="00125534" style:font-weight-asian="normal" style:font-weight-complex="normal"/>
    </style:style>
    <style:style style:name="T40" style:family="text">
      <style:text-properties fo:font-weight="normal" officeooo:rsid="00134bae" style:font-weight-asian="normal" style:font-weight-complex="normal"/>
    </style:style>
    <style:style style:name="T41" style:family="text">
      <style:text-properties officeooo:rsid="00303e69"/>
    </style:style>
    <style:style style:name="T42" style:family="text">
      <style:text-properties officeooo:rsid="0031d169"/>
    </style:style>
    <style:style style:name="T43" style:family="text">
      <style:text-properties officeooo:rsid="00338181"/>
    </style:style>
    <style:style style:name="T44" style:family="text">
      <style:text-properties fo:font-weight="bold" officeooo:rsid="0033818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tandardization Work for RATS</text:p>
      <text:p text:style-name="P17"/>
      <text:p text:style-name="P21"><text:span text:style-name="T36">Standardization work under the IETF Remote ATtestation ProcedureS (RATS) Working Group is near completion, and </text:span><text:span text:style-name="T37">multiple</text:span><text:span text:style-name="T36"> Internet-Drafts documents defining RATS Architecture, </text:span><text:span text:style-name="T37">Reference</text:span><text:span text:style-name="T36"> </text:span><text:span text:style-name="T37">Interaction Models, Entity Attestation Token (EAT) and such are already available.</text:span><text:span text:style-name="T2">[1]</text:span><text:span text:style-name="T37"> Since it is inappropriate to use Internet-Drafts as reference material, we will cite these </text:span><text:span text:style-name="T38">as </text:span><text:span text:style-name="T37">“work in progress” sources here. </text:span><text:span text:style-name="T39">This document summarizes the Remote Attestation concepts our project group has examined </text:span><text:span text:style-name="T40">so far in our study of these Drafts, and highlights some questions arising about their implementation on our TEE-equipped Boards at this stage of our study. </text:span></text:p>
      <text:p text:style-name="P14"/>
      <text:p text:style-name="P14"/>
      <text:p text:style-name="P18">RATS ARCHITECTURE</text:p>
      <text:p text:style-name="P20"/>
      <text:p text:style-name="P22">The underlying concept of Remote Attestation Procedures involves a peer called an “<text:span text:style-name="T19">A</text:span><text:span text:style-name="T6">ttester</text:span>” which produces supposedly accurate information about itself (“<text:span text:style-name="T6">evidence</text:span>”), to enable a remote peer called the “<text:span text:style-name="T19">R</text:span><text:span text:style-name="T6">elying </text:span><text:span text:style-name="T9">P</text:span><text:span text:style-name="T6">arty</text:span>” to decide whether to consider that attester a trustworthy peer or not. <text:span text:style-name="T16">Another vital Party, the </text:span><text:span text:style-name="T8">Verifier</text:span><text:span text:style-name="T16">, appraises </text:span><text:span text:style-name="T19">e</text:span><text:span text:style-name="T16">vidence through </text:span><text:span text:style-name="T8">appraisal policies</text:span><text:span text:style-name="T16"> and creates </text:span><text:span text:style-name="T8">Attestation Results</text:span><text:span text:style-name="T16"> to support the Relying Parties in their decision process. It is interesting to note the distinction in t</text:span><text:span text:style-name="T17">his context between </text:span><text:span text:style-name="T19">Tr</text:span><text:span text:style-name="T17">ust, which is a choice one makes about another system, </text:span><text:span text:style-name="T18">and</text:span><text:span text:style-name="T17"> </text:span><text:span text:style-name="T19">T</text:span><text:span text:style-name="T17">rustworthiness, </text:span><text:span text:style-name="T18">which </text:span><text:span text:style-name="T17">is a quality about the other system that can be used in making one’s decision to trust it or not. </text:span><text:span text:style-name="T18">An attester makes </text:span><text:span text:style-name="T7">claims</text:span><text:span text:style-name="T18"> about its trustworthiness, which form part of the evidence which must be appraised </text:span><text:span text:style-name="T19">(compared against a set of “</text:span><text:span text:style-name="T9">known good</text:span><text:span text:style-name="T19">” values)</text:span><text:span text:style-name="T18"> in order to determine the extent to which the attester is considered trustworthy. </text:span><text:span text:style-name="T3">[2]</text:span></text:p>
      <text:p text:style-name="P22"/>
      <text:p text:style-name="P13"/>
      <text:p text:style-name="P19">=&gt; Terminology</text:p>
      <text:p text:style-name="P19"/>
      <text:p text:style-name="P23">The IETF RATS Architecture Internet-Draft defines a set of useful Terminology that provides well-understood meanings for themes common across Remote Attestation Procedures such as roles, device composition, topological models and appraisal. <text:span text:style-name="T20">We feel it is important to </text:span><text:span text:style-name="T34">list </text:span><text:span text:style-name="T20">the over-arching definitions here as they will be vital for semantic interoperability </text:span><text:span text:style-name="T35">across solutions</text:span><text:span text:style-name="T4">[2] </text:span><text:span text:style-name="T20">:</text:span></text:p>
      <text:p text:style-name="P11"/>
      <text:p text:style-name="P11"><text:span text:style-name="T20"><text:tab/>- </text:span><text:span text:style-name="T13">Appraisal Policy for Evidence:</text:span><text:span text:style-name="T20"> <text:s/>A set of rules that informs how a </text:span>Verifier evaluates the validity of information about an Attester.</text:p>
      <text:p text:style-name="P4"><text:s text:c="6"/></text:p>
      <text:p text:style-name="P4"><text:tab/>- <text:span text:style-name="T12">Appraisal Policy for Attestation Results:</text:span> <text:s/>A set of rules that direct how a Relying Party uses the Attestation Results regarding an Attester generated by the Verifiers.</text:p>
      <text:p text:style-name="P5"/>
      <text:p text:style-name="P5"><text:tab/>- <text:span text:style-name="T12">Attestation Result:</text:span> <text:s/>The output generated by a Verifier, typicall<text:span text:style-name="T20">y </text:span>including information about an Attester, where the Verifier vouches for the validity of the results</text:p>
      <text:p text:style-name="P5"/>
      <text:p text:style-name="P5"><text:tab/>- <text:span text:style-name="T12">Attester:</text:span> <text:s/>A role performed by an entity (typically a device) whose Evidence must be appraised in order to infer the extent to which the Attester is considered trustworthy, such as when deciding whether it is authorized to perform some operation</text:p>
      <text:p text:style-name="P5"><text:soft-page-break/></text:p>
      <text:p text:style-name="P5"><text:tab/>- <text:s/><text:span text:style-name="T12">Claim:</text:span> <text:s/>A piece of asserted information, often in the form of a name/value pair. </text:p>
      <text:p text:style-name="P5"/>
      <text:p text:style-name="P5"><text:tab/>- <text:span text:style-name="T12">Endorsement</text:span>: <text:s/>A secure statement that an Endorser vouches for the integrity of an Attester's various capabilities such as Claims collection and Evidence signing</text:p>
      <text:p text:style-name="P5"/>
      <text:p text:style-name="P5"><text:tab/>- <text:span text:style-name="T12">Endorser:</text:span> <text:s/>An entity (typically a manufacturer) whose Endorsements help Verifiers appraise the authenticity of Evidence</text:p>
      <text:p text:style-name="P5"/>
      <text:p text:style-name="P5"><text:tab/>- <text:span text:style-name="T12">Evidence:</text:span> <text:s/>A set of information about an Attester that is to be appraised by a Verifier. <text:s/>Evidence may include configuration data, measurements, telemetry, or inferences.</text:p>
      <text:p text:style-name="P5"/>
      <text:p text:style-name="P5"><text:tab/>- <text:span text:style-name="T12">Reference Value Provider:</text:span> <text:s/>An entity (typically a manufacturer) whose Reference Values help Verifiers appraise the authenticity of Evidence.</text:p>
      <text:p text:style-name="P5"/>
      <text:p text:style-name="P5"><text:tab/>- <text:span text:style-name="T12">Reference Values:</text:span> <text:s/>A set of values against which values of Claims can be compared as part of applying an Appraisal Policy for Evidence. Reference Values are sometimes referred to in other documents as known-good values, golden measurements, or nominal values, although those terms typically assume comparison for equality, whereas here Reference Values might be more general and be used in any sort of comparison.</text:p>
      <text:p text:style-name="P5"/>
      <text:p text:style-name="P5"><text:tab/>- <text:span text:style-name="T12">Relying Party:</text:span> <text:s/>A role performed by an entity that depends on the validity of information about an Attester, for purposes of reliably applying application specific actions.</text:p>
      <text:p text:style-name="P5"/>
      <text:p text:style-name="P5"><text:tab/>- <text:span text:style-name="T12">Relying Party Owner:</text:span> <text:s/>An entity (typically an administrator), that is authorized to configure Appraisal Policy for Attestation Results in a Relying Party</text:p>
      <text:p text:style-name="P5"/>
      <text:p text:style-name="P5"><text:tab/>- <text:span text:style-name="T12">Verifier:</text:span> <text:s/>A role performed by an entity that appraises the validity of Evidence about an Attester and produces Attestation Results to be used by a Relying Party</text:p>
      <text:p text:style-name="P5"/>
      <text:p text:style-name="P5"><text:tab/><text:span text:style-name="T12">- Verifier Owner:</text:span> <text:s/>An entity (typically an administrator), that is authorized to configure Appraisal Policy for Evidence in a Verifier</text:p>
      <text:p text:style-name="P3"/>
      <text:p text:style-name="P3"/>
      <text:p text:style-name="P7">=&gt; <text:span text:style-name="T31">Architectural Overview </text:span></text:p>
      <text:p text:style-name="P8"/>
      <text:p text:style-name="P12"><text:span text:style-name="T30">T</text:span><text:span text:style-name="T26">he RATS Architecture Internet-Draft mentions some reference use-cases for RATS to provide motivation for </text:span><text:span text:style-name="T27">aspects of t</text:span><text:span text:style-name="T26">he architecture presented. Comments on the various use-cases </text:span><text:span text:style-name="T27">or possible implementations </text:span><text:span text:style-name="T26">for our LPC55S69 boards will form the subject of a different document. </text:span><text:span text:style-name="T28">Regardless of protocol or use cases, figure </text:span><text:span text:style-name="T29">1 </text:span><text:span text:style-name="T28">shows the data flow between different roles in Remote Attestation Procedures. The communication between the Attester, the Verifier, and the Relying Party can actually be implemented under various topological models, which are discussed later in this document. </text:span></text:p>
      <text:p text:style-name="P9"/>
      <text:p text:style-name="P10"><text:span text:style-name="T32">T</text:span>o asses the trustworthiness of an Attester, the Verifier applies an Appraisal Policy <text:span text:style-name="T32">for</text:span> Evidence <text:span text:style-name="T33">using</text:span><text:span text:style-name="T32"> the Evidence, and any </text:span><text:span text:style-name="T10">Endorsements </text:span><text:span text:style-name="T14">from Endorsers. </text:span><text:span text:style-name="T15">The resulting </text:span><text:span text:style-name="T11">Attestation Results </text:span><text:span text:style-name="T15">are relayed to the Relying Party, which applies its own Appraisal Policy for Attestation Results to determine which degree to trust the attester. <text:s/></text:span></text:p>
      <text:p text:style-name="P28"><text:soft-page-break/><text:s text:c="8"/>************ <text:s text:c="5"/>************* <text:s text:c="7"/>************ <text:s text:c="7"/>*****************</text:p>
      <text:p text:style-name="Preformatted_20_Text"><text:s text:c="4"/>* Endorser * <text:s text:c="2"/>* Reference * <text:s text:c="3"/>* Verifier * <text:s text:c="3"/>* Relying Party *</text:p>
      <text:p text:style-name="Preformatted_20_Text"><text:s text:c="4"/>************ <text:s text:c="2"/>* Value <text:s text:c="4"/>* <text:s text:c="3"/>* <text:s/>Owner <text:s text:c="2"/>* <text:s text:c="3"/>* <text:s/>Owner <text:s text:c="7"/>*</text:p>
      <text:p text:style-name="Preformatted_20_Text"><text:s text:c="7"/>| <text:s text:c="10"/>* Provider <text:s/>* <text:s text:c="3"/>************ <text:s text:c="3"/>*****************</text:p>
      <text:p text:style-name="Preformatted_20_Text"><text:s text:c="7"/>| <text:s text:c="10"/>************* <text:s text:c="9"/>| <text:s text:c="16"/>|</text:p>
      <text:p text:style-name="Preformatted_20_Text"><text:s text:c="7"/>| <text:s text:c="17"/>| <text:s text:c="14"/>| <text:s text:c="16"/>|</text:p>
      <text:p text:style-name="Preformatted_20_Text"><text:s text:c="7"/>|Endorsements <text:s text:c="5"/>|Reference <text:s text:c="5"/>|Appraisal <text:s text:c="7"/>|Appraisal</text:p>
      <text:p text:style-name="Preformatted_20_Text"><text:s text:c="7"/>| <text:s text:c="17"/>|Values <text:s text:c="8"/>|Policy <text:s text:c="10"/>|Policy for</text:p>
      <text:p text:style-name="Preformatted_20_Text"><text:s text:c="7"/>| <text:s text:c="17"/>| <text:s text:c="14"/>|for <text:s text:c="13"/>|Attestation</text:p>
      <text:p text:style-name="Preformatted_20_Text"><text:s text:c="7"/>.-----------. <text:s text:c="5"/>| <text:s text:c="14"/>|Evidence <text:s text:c="8"/>|Results</text:p>
      <text:p text:style-name="Preformatted_20_Text"><text:s text:c="19"/>| <text:s text:c="5"/>| <text:s text:c="14"/>| <text:s text:c="16"/>|</text:p>
      <text:p text:style-name="Preformatted_20_Text"><text:s text:c="19"/>| <text:s text:c="5"/>| <text:s text:c="14"/>| <text:s text:c="16"/>|</text:p>
      <text:p text:style-name="Preformatted_20_Text"><text:s text:c="19"/>v <text:s text:c="5"/>v <text:s text:c="14"/>v <text:s text:c="16"/>|</text:p>
      <text:p text:style-name="Preformatted_20_Text"><text:s text:c="17"/>.---------------------------. <text:s text:c="13"/>|</text:p>
      <text:p text:style-name="Preformatted_20_Text"><text:s text:c="10"/>.-----&gt;| <text:s text:c="9"/>Verifier <text:s text:c="8"/>|------. <text:s text:c="6"/>|</text:p>
      <text:p text:style-name="Preformatted_20_Text"><text:s text:c="10"/>| <text:s text:c="5"/>'---------------------------' <text:s text:c="5"/>| <text:s text:c="6"/>|</text:p>
      <text:p text:style-name="Preformatted_20_Text"><text:s text:c="10"/>| <text:s text:c="40"/>| <text:s text:c="6"/>|</text:p>
      <text:p text:style-name="Preformatted_20_Text"><text:s text:c="10"/>| <text:s text:c="29"/>Attestation| <text:s text:c="6"/>|</text:p>
      <text:p text:style-name="Preformatted_20_Text"><text:s text:c="10"/>| <text:s text:c="29"/>Results <text:s text:c="3"/>| <text:s text:c="6"/>|</text:p>
      <text:p text:style-name="Preformatted_20_Text"><text:s text:c="10"/>| Evidence <text:s text:c="31"/>| <text:s text:c="6"/>|</text:p>
      <text:p text:style-name="Preformatted_20_Text"><text:s text:c="10"/>| <text:s text:c="40"/>| <text:s text:c="6"/>|</text:p>
      <text:p text:style-name="Preformatted_20_Text"><text:s text:c="10"/>| <text:s text:c="40"/>v <text:s text:c="6"/>v</text:p>
      <text:p text:style-name="Preformatted_20_Text"><text:s text:c="4"/>.----------. <text:s text:c="31"/>.---------------.</text:p>
      <text:p text:style-name="Preformatted_20_Text"><text:s text:c="4"/>| Attester | <text:s text:c="31"/>| Relying Party |</text:p>
      <text:p text:style-name="P1"><text:s text:c="4"/>'----------' <text:s text:c="31"/>'---------------'</text:p>
      <text:p text:style-name="P2"><text:tab/><text:tab/>Figure 1: Conceptual Data Flow <text:span text:style-name="T1">[3]<text:tab/><text:tab/></text:span></text:p>
      <text:p text:style-name="P27"><text:tab/></text:p>
      <text:p text:style-name="P30">The Appraisal Policy for Evidence might be configured in the Verifier by the Verifier Owner, or be procured <text:span text:style-name="T41">via</text:span> a different mechanism such as being sent by an Endorser along with the Endorsements. The Appraisal Policy for Attestation Results is configured and/or programmed into the Relying Party by the Relying Party Owner. During the appraisal processes, <text:span text:style-name="T41">values of claims about the attester are compared with the constraints defined by the appraisal policy. </text:span></text:p>
      <text:p text:style-name="P30"/>
      <text:p text:style-name="P30"><text:span text:style-name="T41">This could involve tests of equality, </text:span><text:span text:style-name="T42">range checks, membership checks or any other comparison </text:span><text:span text:style-name="T41">of claim values against Reference Values. These Reference Values might be configured as a part of the appraisal policy itself, or obtained from a different mechanism such as through an Endorsement. </text:span><text:span text:style-name="T42">|The Data Format and Sematics of these Reference Values are not meant to be standardized and are specific to claims and implementations across solutions </text:span><text:span text:style-name="T5">[4]</text:span><text:span text:style-name="T42">. </text:span></text:p>
      <text:p text:style-name="P29"/>
      <text:p text:style-name="P29"/>
      <text:p text:style-name="P29"><text:tab/><text:span text:style-name="T43">=&gt; </text:span><text:span text:style-name="T44">Attesting vs Target Environments </text:span></text:p>
      <text:p text:style-name="P29"><text:span text:style-name="T44"/></text:p>
      <text:p text:style-name="P31">The Attester </text:p>
      <text:p text:style-name="P29"/>
      <text:p text:style-name="P6"/>
      <text:p text:style-name="P6"/>
      <text:p text:style-name="P6"/>
      <text:p text:style-name="P6"/>
      <text:p text:style-name="P6"/>
      <text:p text:style-name="P6"/>
      <text:p text:style-name="P6"/>
      <text:p text:style-name="P6"/>
      <text:p text:style-name="P15"/>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Citiations</text:p>
      <text:p text:style-name="P24"><text:span text:style-name="T21">1. </text:span><text:span text:style-name="T25">Remote Attestation Procedures (RATS), Active Internet-Drafts. Retrieved: </text:span><text:a xlink:type="simple" xlink:href="https://datatracker.ietf.org/wg/rats/documents/" text:style-name="Internet_20_link" text:visited-style-name="Visited_20_Internet_20_Link"><text:span text:style-name="T22">https://datatracker.ietf.org/wg/rats/documents/</text:span></text:a></text:p>
      <text:p text:style-name="P25"><text:span text:style-name="T22">2. <text:s text:c="2"/>H. Birkholz, D. Thaler, M. Richardson, N. Smith, W. Pan. Remote Attestation Procedures Architecture, draft-ietf-rats-architecture-07, p.4-5. Retrieved: </text:span><text:a xlink:type="simple" xlink:href="https://datatracker.ietf.org/doc/draft-ietf-rats-architecture/?include_text=1" text:style-name="Internet_20_link" text:visited-style-name="Visited_20_Internet_20_Link"><text:span text:style-name="T22">https://datatracker.ietf.org/doc/draft-ietf-rats-architecture/?include_text=1</text:span></text:a></text:p>
      <text:p text:style-name="P34"><text:span text:style-name="T22">3. </text:span><text:span text:style-name="T23">H. Birkholz, D. Thaler, M. Richardson, N. Smith, W. Pan. Remote Attestation Procedures Architecture, draft-ietf-rats-architecture-07, p</text:span><text:span text:style-name="T22">9.,</text:span><text:span text:style-name="T23"> Retrieved: </text:span><text:a xlink:type="simple" xlink:href="https://datatracker.ietf.org/doc/draft-ietf-rats-architecture/?include_text=1" text:style-name="Internet_20_link" text:visited-style-name="Visited_20_Internet_20_Link"><text:span text:style-name="T23">https://datatracker.ietf.org/doc/draft-ietf-rats-architecture/?include_text=1</text:span></text:a></text:p>
      <text:p text:style-name="P35"><text:span text:style-name="T23">4. H. Birkholz, D. Thaler, M. Richardson, N. Smith, W. Pan. Remote Attestation Procedures Architecture, draft-ietf-rats-architecture-07, p</text:span><text:span text:style-name="T22">10</text:span><text:span text:style-name="T24">.,</text:span><text:span text:style-name="T23"> Retrieved: </text:span><text:a xlink:type="simple" xlink:href="https://datatracker.ietf.org/doc/draft-ietf-rats-architecture/?include_text=1" text:style-name="Internet_20_link" text:visited-style-name="Visited_20_Internet_20_Link"><text:span text:style-name="T23">https://datatracker.ietf.org/doc/draft-ietf-rats-architecture/?include_text=1</text:span></text:a></text:p>
      <text:p text:style-name="P32"/>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3T22:21:07.773521953</meta:creation-date>
    <dc:date>2020-11-04T13:55:35.785881530</dc:date>
    <meta:editing-duration>PT1H34M5S</meta:editing-duration>
    <meta:editing-cycles>9</meta:editing-cycles>
    <meta:generator>LibreOffice/6.4.6.2$Linux_X86_64 LibreOffice_project/40$Build-2</meta:generator>
    <meta:document-statistic meta:table-count="0" meta:image-count="0" meta:object-count="0" meta:page-count="4" meta:paragraph-count="60" meta:word-count="1157" meta:character-count="8886" meta:non-whitespace-character-count="6741"/>
  </office:meta>
</office:document-meta>
</file>